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officeooo:rsid="0006fd88" officeooo:paragraph-rsid="0006fd88"/>
    </style:style>
    <style:style style:name="P3" style:family="paragraph" style:parent-style-name="Standard">
      <style:text-properties fo:color="#c9211e" loext:opacity="100%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/>
    <style:style style:name="T4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MÓRIA</text:p>
      <text:p text:style-name="Standard">TESTE REALIZADO</text:p>
      <text:p text:style-name="Standard"/>
      <text:p text:style-name="Standard"><text:s/></text:p>
      <text:p text:style-name="P1">Questão1 <text:s/></text:p>
      <text:p text:style-name="Standard"><text:s/></text:p>
      <text:p text:style-name="Standard"><text:s text:c="3"/>Várias tecnologias estão sendo usadas para fabricar memórias para computadores. Geralmente as memórias mais usadas são:</text:p>
      <text:p text:style-name="Standard"><text:s/></text:p>
      <text:p text:style-name="Standard">1 - as memórias de Lítio, memórias de superfície lisa, as memórias ópticas e magneto-óptico.</text:p>
      <text:p text:style-name="Standard">2 - as memórias de Cadmo, memórias de superfície magnética (discos e fitas magnéticas), as memórias ópticas e magneto-óptico.</text:p>
      <text:p text:style-name="Standard">3 - as memórias aleatórias, memórias de superfície helicoidal, as memórias ópticas e magneto-óptico.</text:p>
      <text:p text:style-name="P1">4 - as memórias de semicondutor, memórias de superfície magnética (discos e fitas magnéticas), as memórias ópticas e magneto-óptico.</text:p>
      <text:p text:style-name="Standard">5 - as memórias de semicondutor, memórias de superfície e as memórias Cadmo - óptico.</text:p>
      <text:p text:style-name="Standard"><text:s/></text:p>
      <text:p text:style-name="P1">Sua resposta: as memórias de semicondutor, memórias de superfície magnética (discos e fitas magnéticas), as memórias ópticas e magneto-óptico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2 <text:s/></text:p>
      <text:p text:style-name="P3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>(<text:tab/>) Em vários sistemas, a unidade endereçável de dados é a palavra.</text:p>
      <text:p text:style-name="Standard">(<text:tab/>) Palavra é naturalmente a unidade de organização de uma memória.</text:p>
      <text:p text:style-name="Standard">(<text:tab/>) O tamanho de uma palavra é geralmente igual ao número de bits usados para a representação de um número inteiro e ao tamanho de uma instrução. </text:p>
      <text:p text:style-name="Standard">(<text:tab/>) A unidade de transferência de dados da MP é o número de bits que podem ser escritos ou lidos de cada vez.</text:p>
      <text:p text:style-name="Standard">(<text:tab/>) Um exemplo de memória interna é a popularmente conhecida como a MS – Memória Secundária (Disco Rígido ou HD). </text:p>
      <text:p text:style-name="Standard"><text:s/></text:p>
      <text:p text:style-name="Standard">1 - F – V – F – V - F</text:p>
      <text:p text:style-name="Standard">2 - V – V – V – V - F</text:p>
      <text:p text:style-name="P3">3 - V – F – V – F - V</text:p>
      <text:p text:style-name="Standard">4 - V – F – F – V - V</text:p>
      <text:p text:style-name="Standard">5 - F – F – V – V - F</text:p>
      <text:p text:style-name="Standard"><text:s/></text:p>
      <text:p text:style-name="P3">Sua resposta: V – F – V – F - V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oft-page-break/><text:s/></text:p>
      <text:p text:style-name="P1">Questão3 <text:s/></text:p>
      <text:p text:style-name="Standard"><text:s/></text:p>
      <text:p text:style-name="Standard"><text:s text:c="3"/></text:p>
      <text:p text:style-name="Standard">“Este conceito é aparentemente simples, pode-se até dizer que este componente apresenta a maior variedade de tipos, tecnologia, organizações, desempenhos e custos, entre todos os elementos de um sistema computacional.”</text:p>
      <text:p text:style-name="Standard">Tendo por base a afirmação acima, selecione a alternativa correta que corresponde ao conceito mencionado:</text:p>
      <text:p text:style-name="Standard"><text:s/></text:p>
      <text:p text:style-name="Standard">1 - Processador</text:p>
      <text:p text:style-name="Standard">2 - Hard Disk</text:p>
      <text:p text:style-name="Standard">3 - Palavra</text:p>
      <text:p text:style-name="Standard">4 - Byte</text:p>
      <text:p text:style-name="P1">5 - Memória</text:p>
      <text:p text:style-name="Standard"><text:s/></text:p>
      <text:p text:style-name="P1">Sua resposta: Memóri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4 <text:s/></text:p>
      <text:p text:style-name="P1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>(<text:tab/>) Quando falamos em memória podemos dizer que nenhuma das tecnologias de memória existentes satisfaz de maneira ótima todos os requisitos de armazenamento de dados em computadores.</text:p>
      <text:p text:style-name="Standard">(<text:tab/>) Um sistema computacional típico é equipado com uma hierarquia de subsistemas de memória, exemplo: memórias internas (diretamente acessíveis pelo processador).</text:p>
      <text:p text:style-name="Standard">(<text:tab/>) Um sistema computacional típico é equipado com uma hierarquia de subsistemas de memória, exemplo: e outras externas (acessíveis pelo processador por meio de um módulo de E/S). </text:p>
      <text:p text:style-name="Standard">(<text:tab/>) Dynamic Random-Access Memory (DRAM) pode ser também chamada de memória dinâmica de acesso aleatório.</text:p>
      <text:p text:style-name="Standard">(<text:tab/>) Há níveis de memória cache que são chamados de cachês L8, L16, L32 e L64. </text:p>
      <text:p text:style-name="Standard"><text:s/></text:p>
      <text:p text:style-name="P1">1 - V – V – V – V - F</text:p>
      <text:p text:style-name="Standard">2 - F – V – V – V - V</text:p>
      <text:p text:style-name="Standard">3 - F – F – V – V - V</text:p>
      <text:p text:style-name="Standard">4 - V – F – F – F - F</text:p>
      <text:p text:style-name="Standard">5 - F – F – V – V - F</text:p>
      <text:p text:style-name="Standard"><text:s/></text:p>
      <text:p text:style-name="P1">Sua resposta: V – V – V – V - 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<text:soft-page-break/>Questão5 <text:s/></text:p>
      <text:p text:style-name="P1"><text:s/></text:p>
      <text:p text:style-name="Standard"><text:s text:c="3"/></text:p>
      <text:p text:style-name="Standard">Observe a proposição abaixo e complete com a resposta que julgar correta. <text:s/><text:tab/></text:p>
      <text:p text:style-name="Standard"/>
      <text:p text:style-name="Standard">Quando o assunto é transferência de dados, no caso das memórias externas, as transferências são em unidades maiores que uma palavra, estas unidades são chamadas de ____________________. <text:s/></text:p>
      <text:p text:style-name="Standard"><text:s/></text:p>
      <text:p text:style-name="Standard">1 - bits</text:p>
      <text:p text:style-name="P1">2 - blocos</text:p>
      <text:p text:style-name="Standard">3 - bytes</text:p>
      <text:p text:style-name="Standard">4 - palavras internas</text:p>
      <text:p text:style-name="Standard">5 - palavras externas</text:p>
      <text:p text:style-name="Standard"><text:s/></text:p>
      <text:p text:style-name="P1">Sua resposta: bloco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6 <text:s/></text:p>
      <text:p text:style-name="P1"><text:s/></text:p>
      <text:p text:style-name="P1"><text:s text:c="3"/></text:p>
      <text:p text:style-name="Standard">“Em uma memória de acesso aleatório, é o tempo despendido para haver uma operação de escrita ou de leitura. Também é o tempo passado desde o instante em que um endereço é apresentado à memória até o momento estão disponíveis para utilização ou armazenados.” </text:p>
      <text:p text:style-name="Standard">Tendo por base a afirmação acima, selecione a alternativa correta que corresponde ao conceito mencionado:</text:p>
      <text:p text:style-name="Standard"><text:s/></text:p>
      <text:p text:style-name="P1">1 - Tempo de acesso.</text:p>
      <text:p text:style-name="Standard">2 - Tempo cíclico de memória de acesso sequencial.</text:p>
      <text:p text:style-name="Standard">3 - Tempo circular aleatório progressivo.</text:p>
      <text:p text:style-name="Standard">4 - Tempo de acesso aleatório progressivo.</text:p>
      <text:p text:style-name="Standard">5 - Tempo de ciclo de memória.</text:p>
      <text:p text:style-name="Standard"><text:s/></text:p>
      <text:p text:style-name="P1">Sua resposta: Tempo de acesso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3"><text:s/></text:p>
      <text:p text:style-name="P3">Questão7 <text:s/></text:p>
      <text:p text:style-name="Standard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>(<text:tab/>) Quando falamos em memória podemos fazer uma analogia com uma pirâmide. Ao imaginarmos uma pirâmide, podemos visualizar que o nível mais alto (topo da pirâmide) é composto de registradores do processador, pois estão próximos fisicamente ao processador.</text:p>
      <text:p text:style-name="Standard">(<text:tab/>) Há níveis de memória cache que são chamados de cachês L1, L2 , L3 e L4.</text:p>
      <text:p text:style-name="Standard"><text:soft-page-break/>(<text:tab/>) A memória conhecida como externa é tipicamente composta por um HD fixo (disco rígido fixo) e com os níveis abaixo constituídos de meios removíveis, tais como Discos ópticos, memória flash e fitas magnéticas.</text:p>
      <text:p text:style-name="Standard">(<text:tab/>) A memória dinâmica de acesso aleatório é também chamada de: Dynamic Random-Access Memory – DRAM.</text:p>
      <text:p text:style-name="Standard">(<text:tab/>) Tendo por base a “hierarquia da memória” o entendimento é que conforme há a diminuição do custo por bit, isto é, a capacidade de memória vai aumentando, contudo, o tempo de acesso torna-se mais lento.</text:p>
      <text:p text:style-name="Standard"><text:s/></text:p>
      <text:p text:style-name="P3">1 - F – V – F – F - V</text:p>
      <text:p text:style-name="Standard">2 - V – V – V – V - V</text:p>
      <text:p text:style-name="Standard">3 - F – F – V – V - F</text:p>
      <text:p text:style-name="Standard">4 - V – F – F – F - F</text:p>
      <text:p text:style-name="Standard">5 - F – F – V – V - F</text:p>
      <text:p text:style-name="Standard"><text:s/></text:p>
      <text:p text:style-name="P3">Sua resposta: F – V – F – F - V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1">Questão8 <text:s/></text:p>
      <text:p text:style-name="Standard"><text:s/></text:p>
      <text:p text:style-name="Standard"><text:s text:c="3"/></text:p>
      <text:p text:style-name="Standard">Observe a proposição abaixo e complete com a resposta que julgar correta. <text:s/></text:p>
      <text:p text:style-name="Standard"/>
      <text:p text:style-name="Standard">Há uma memória chamada de _______________________________ que mantém uma cópia das ______________________usadas recentemente. Geralmente, os acessos futuros à memória principal pelo processador sejam posições recentemente usadas na memória.</text:p>
      <text:p text:style-name="Standard"><text:s/></text:p>
      <text:p text:style-name="Standard">1 - memória secundária / palavras</text:p>
      <text:p text:style-name="Standard">2 - memória L10 / posições</text:p>
      <text:p text:style-name="P1">3 - memória cache / palavras</text:p>
      <text:p text:style-name="Standard">4 - memória real / posições</text:p>
      <text:p text:style-name="Standard">5 - memória cache / memórias reais</text:p>
      <text:p text:style-name="Standard"><text:s/></text:p>
      <text:p text:style-name="P1">Sua resposta: memória cache / palavra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9 <text:s/></text:p>
      <text:p text:style-name="P1"><text:s/></text:p>
      <text:p text:style-name="Standard"><text:s text:c="3"/></text:p>
      <text:p text:style-name="Standard">“Pode parecer incrível, mas estes dispositivos, são os principais representantes para armazenamento de dados. Ousamos dizer que, provavelmente, é o suporte de dados mais antigo e ainda muito utilizado em sistemas computacionais, embora tenha havido várias evoluções desde sua criação na década de 1950.”</text:p>
      <text:p text:style-name="Standard"><text:soft-page-break/>Tendo por base a afirmação acima, selecione a alternativa correta que corresponde ao tipo dispositivo mencionado:</text:p>
      <text:p text:style-name="Standard"><text:s/></text:p>
      <text:p text:style-name="Standard">1 - fitas randômicas de superfície helicoidal.</text:p>
      <text:p text:style-name="P1">2 - fitas magnéticas e os discos ópticos.</text:p>
      <text:p text:style-name="Standard">3 - memória sequencial preemptiva.</text:p>
      <text:p text:style-name="Standard">4 - memória aleatória preemptiva.</text:p>
      <text:p text:style-name="Standard">5 - memória aleatória de Cadmo I3.</text:p>
      <text:p text:style-name="Standard"><text:s/></text:p>
      <text:p text:style-name="P1">Sua resposta: fitas magnéticas e os discos ópticos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10 <text:s/></text:p>
      <text:p text:style-name="Standard"><text:s/></text:p>
      <text:p text:style-name="Standard"><text:s text:c="3"/></text:p>
      <text:p text:style-name="Standard">Observe a proposição abaixo e complete com a resposta que julgar correta. <text:s/></text:p>
      <text:p text:style-name="Standard"/>
      <text:p text:style-name="Standard">A partir da visão do usuário, as características que mais se destacam em relação à memória são: ______________ e ______________.</text:p>
      <text:p text:style-name="Standard"><text:s/></text:p>
      <text:p text:style-name="Standard">1 - capacidade de manutenção / fluidez da informação.</text:p>
      <text:p text:style-name="Standard">2 - dinamismo / marca.</text:p>
      <text:p text:style-name="Standard">3 - capacidade / fluidez da informação.</text:p>
      <text:p text:style-name="Standard">4 - rapidez / tipo de acesso.</text:p>
      <text:p text:style-name="Standard">5 - desempenho / capacidade.</text:p>
      <text:p text:style-name="Standard"><text:s/></text:p>
      <text:p text:style-name="Standard">Sua resposta: desempenho / capacidade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Total de itens corretos: 8</text:p>
      <text:p text:style-name="Standard">Total de itens errados: 2</text:p>
      <text:p text:style-name="Standard"><text:s/></text:p>
      <text:p text:style-name="Standard">Nota obtida no teste: 80.00 / 1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00:53:44.529300535</meta:creation-date>
    <dc:date>2023-05-07T01:18:34.683157510</dc:date>
    <meta:editing-duration>PT14M40S</meta:editing-duration>
    <meta:editing-cycles>1</meta:editing-cycles>
    <meta:document-statistic meta:table-count="0" meta:image-count="0" meta:object-count="0" meta:page-count="5" meta:paragraph-count="187" meta:word-count="1236" meta:character-count="7294" meta:non-whitespace-character-count="6012"/>
    <meta:generator>LibreOffice/7.3.7.2$Linux_X86_64 LibreOffice_project/30$Build-2</meta:generator>
  </office:meta>
</office:document-meta>
</file>